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E000002EDA3EDFDD1C10C6593.png" manifest:media-type="image/png"/>
  <manifest:file-entry manifest:full-path="Pictures/100000000000048C000002ED662B9E3B84CB874B.png" manifest:media-type="image/png"/>
  <manifest:file-entry manifest:full-path="Pictures/100000000000048C000002ED571E84F1F3BCE5FE.png" manifest:media-type="image/png"/>
  <manifest:file-entry manifest:full-path="Pictures/100000000000048C000002ED7D84545395D351A9.png" manifest:media-type="image/png"/>
  <manifest:file-entry manifest:full-path="Pictures/100000000000052E000002EDCABB6867A994F822.png" manifest:media-type="image/png"/>
  <manifest:file-entry manifest:full-path="Pictures/100000000000048C000002ED8869A9C52837DF4B.png" manifest:media-type="image/png"/>
  <manifest:file-entry manifest:full-path="Pictures/10000000000003830000006F90522A02AB9F2D2C.png" manifest:media-type="image/png"/>
  <manifest:file-entry manifest:full-path="Pictures/10000000000004B2000002007ED81757431E2DEF.png" manifest:media-type="image/png"/>
  <manifest:file-entry manifest:full-path="Pictures/100000000000048C000002ED25625B1F16A7A5B3.png" manifest:media-type="image/png"/>
  <manifest:file-entry manifest:full-path="Pictures/10000000000003C5000000D649E5CBD451F198FE.png" manifest:media-type="image/png"/>
  <manifest:file-entry manifest:full-path="Pictures/100000000000033D0000009DD12DAC2343A4AD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209in" svg:y="-0.3528in" svg:width="6.9252in" svg:height="1.311in" draw:z-index="0"><draw:image xlink:href="Pictures/100000000000033D0000009DD12DAC2343A4AD91.png" xlink:type="simple" xlink:show="embed" xlink:actuate="onLoad" loext:mime-type="image/png"/></draw:frame><draw:frame draw:style-name="fr1" draw:name="Image2" text:anchor-type="char" svg:x="0.0209in" svg:y="0.9575in" svg:width="6.9252in" svg:height="1.5354in" draw:z-index="1"><draw:image xlink:href="Pictures/10000000000003C5000000D649E5CBD451F198FE.png" xlink:type="simple" xlink:show="embed" xlink:actuate="onLoad" loext:mime-type="image/png"/></draw:frame><draw:frame draw:style-name="fr1" draw:name="Image3" text:anchor-type="char" svg:x="0.0209in" svg:y="2.4925in" svg:width="6.9252in" svg:height="2.9492in" draw:z-index="2"><draw:image xlink:href="Pictures/10000000000004B2000002007ED81757431E2DE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0209in" svg:y="0.1508in" svg:width="6.9252in" svg:height="4.4555in" draw:z-index="3"><draw:image xlink:href="Pictures/100000000000048C000002ED7D84545395D351A9.png" xlink:type="simple" xlink:show="embed" xlink:actuate="onLoad" loext:mime-type="image/png"/></draw:frame></text:p>
      <text:p text:style-name="Standard"><draw:frame draw:style-name="fr1" draw:name="Image4" text:anchor-type="char" svg:x="0in" svg:y="-0.3874in" svg:width="6.9252in" svg:height="4.4555in" draw:z-index="4"><draw:image xlink:href="Pictures/100000000000048C000002ED7D84545395D351A9.png" xlink:type="simple" xlink:show="embed" xlink:actuate="onLoad" loext:mime-type="image/png"/></draw:frame><draw:frame draw:style-name="fr1" draw:name="Image6" text:anchor-type="char" svg:x="0in" svg:y="4.0673in" svg:width="6.9252in" svg:height="0.8547in" draw:z-index="5"><draw:image xlink:href="Pictures/10000000000003830000006F90522A02AB9F2D2C.png" xlink:type="simple" xlink:show="embed" xlink:actuate="onLoad" loext:mime-type="image/png"/></draw:frame><text:soft-page-break/></text:p>
      <text:p text:style-name="Standard"><draw:frame draw:style-name="fr1" draw:name="Image7" text:anchor-type="char" svg:x="-0.0417in" svg:y="0.8535in" svg:width="6.9252in" svg:height="4.4555in" draw:z-index="6"><draw:image xlink:href="Pictures/100000000000048C000002ED8869A9C52837DF4B.png" xlink:type="simple" xlink:show="embed" xlink:actuate="onLoad" loext:mime-type="image/png"/></draw:frame></text:p>
      <text:p text:style-name="Standard"/>
      <text:p text:style-name="P1"><draw:frame draw:style-name="fr1" draw:name="Image8" text:anchor-type="char" svg:x="0in" svg:y="-0.248in" svg:width="6.9252in" svg:height="4.4555in" draw:z-index="7"><draw:image xlink:href="Pictures/100000000000048C000002ED25625B1F16A7A5B3.png" xlink:type="simple" xlink:show="embed" xlink:actuate="onLoad" loext:mime-type="image/png"/></draw:frame><draw:frame draw:style-name="fr1" draw:name="Image9" text:anchor-type="char" svg:x="0in" svg:y="4.2071in" svg:width="6.9252in" svg:height="4.4555in" draw:z-index="8"><draw:image xlink:href="Pictures/100000000000048C000002ED662B9E3B84CB874B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0" text:anchor-type="char" svg:x="-0.0102in" svg:y="-0.5319in" svg:width="6.9252in" svg:height="4.4555in" draw:z-index="9"><draw:image xlink:href="Pictures/100000000000048C000002ED571E84F1F3BCE5FE.png" xlink:type="simple" xlink:show="embed" xlink:actuate="onLoad" loext:mime-type="image/png"/></draw:frame><draw:frame draw:style-name="fr1" draw:name="Image11" text:anchor-type="char" svg:x="-0.0102in" svg:y="3.9228in" svg:width="6.9252in" svg:height="3.911in" draw:z-index="10"><draw:image xlink:href="Pictures/100000000000052E000002EDCABB6867A994F822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char" svg:x="-0.0102in" svg:y="0.0189in" svg:width="6.9252in" svg:height="3.911in" draw:z-index="11"><draw:image xlink:href="Pictures/100000000000052E000002EDA3EDFDD1C10C659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22:39:26.615580421</meta:creation-date>
    <dc:date>2022-02-23T22:49:34.927752027</dc:date>
    <meta:editing-duration>PT10M9S</meta:editing-duration>
    <meta:editing-cycles>1</meta:editing-cycles>
    <meta:document-statistic meta:table-count="0" meta:image-count="12" meta:object-count="0" meta:page-count="5" meta:paragraph-count="0" meta:word-count="0" meta:character-count="0" meta:non-whitespace-character-count="0"/>
    <meta:generator>LibreOffice/6.4.7.2$Linux_X86_64 LibreOffice_project/40$Build-2</meta:generator>
  </office:meta>
</office:document-meta>
</file>